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ack" svg:font-family="Hack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fedc" officeooo:paragraph-rsid="000bfedc"/>
    </style:style>
    <style:style style:name="P2" style:family="paragraph" style:parent-style-name="Standard">
      <style:text-properties officeooo:rsid="000bfedc" officeooo:paragraph-rsid="000f948c"/>
    </style:style>
    <style:style style:name="P3" style:family="paragraph" style:parent-style-name="Standard">
      <style:text-properties officeooo:rsid="000bfedc" officeooo:paragraph-rsid="00117600"/>
    </style:style>
    <style:style style:name="P4" style:family="paragraph" style:parent-style-name="Standard">
      <style:text-properties fo:color="#000000" style:font-name="Liberation Serif" fo:font-size="12pt" officeooo:paragraph-rsid="00117600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rsid="000bfedc" officeooo:paragraph-rsid="000bfedc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0bfedc" officeooo:paragraph-rsid="000f948c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paragraph-rsid="000dd62c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0dd62c" officeooo:paragraph-rsid="000dd62c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bfedc" officeooo:paragraph-rsid="000f948c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rsid="000dd62c" officeooo:paragraph-rsid="000dd62c" style:font-size-asian="12pt" style:font-size-complex="12pt"/>
    </style:style>
    <style:style style:name="P11" style:family="paragraph" style:parent-style-name="Standard">
      <style:text-properties fo:color="#000000" style:font-name="Liberation Serif" fo:font-size="12pt" officeooo:rsid="000dd62c" officeooo:paragraph-rsid="0014fb0d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0bfedc" officeooo:paragraph-rsid="0014fb0d" style:font-size-asian="12pt" style:font-size-complex="12pt"/>
    </style:style>
    <style:style style:name="T1" style:family="text">
      <style:text-properties officeooo:rsid="000dd62c"/>
    </style:style>
    <style:style style:name="T2" style:family="text">
      <style:text-properties fo:font-variant="normal" fo:text-transform="none" style:font-name="Hack" fo:font-size="10.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style:font-name="Hack" fo:font-size="10.5pt" fo:letter-spacing="normal" fo:font-style="normal" fo:font-weight="normal" officeooo:rsid="000bfedc" fo:background-color="transparent" loext:char-shading-value="0" loext:padding="0in" loext:border="none"/>
    </style:style>
    <style:style style:name="T4" style:family="text">
      <style:text-properties fo:font-variant="normal" fo:text-transform="none" style:font-name="Hack" fo:font-size="10.5pt" fo:letter-spacing="normal" fo:font-style="normal" fo:font-weight="normal" officeooo:rsid="000bfedc" fo:background-color="transparent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style:font-name="Hack" fo:font-size="10.5pt" fo:letter-spacing="normal" fo:font-style="normal" fo:font-weight="normal" fo:background-color="transparent" loext:char-shading-value="0" style:font-weight-asian="bold" style:font-weight-complex="bold" loext:padding="0in" loext:border="none"/>
    </style:style>
    <style:style style:name="T6" style:family="text">
      <style:text-properties fo:font-variant="normal" fo:text-transform="none" style:font-name="Hack" fo:font-size="10.5pt" fo:letter-spacing="normal" fo:font-style="normal" fo:font-weight="normal" officeooo:rsid="0014fb0d" fo:background-color="transparent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fo:color="#000000" style:font-name="Hack" fo:font-size="10.5pt" fo:letter-spacing="normal" fo:font-style="normal" fo:font-weight="normal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8" style:family="text">
      <style:text-properties fo:font-variant="normal" fo:text-transform="none" fo:color="#000000" style:font-name="Hack" fo:font-size="10.5pt" fo:letter-spacing="normal" fo:font-style="normal" fo:font-weight="normal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f948c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17600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bold" officeooo:rsid="00117600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2" style:family="text">
      <style:text-properties fo:font-weight="bold" officeooo:rsid="00117600" style:font-weight-asian="bold" style:font-weight-complex="bold"/>
    </style:style>
    <style:style style:name="T13" style:family="text">
      <style:text-properties officeooo:rsid="000f948c"/>
    </style:style>
    <style:style style:name="T14" style:family="text">
      <style:text-properties fo:color="#000000" style:font-name="Liberation Serif" fo:font-size="12pt" style:font-size-asian="12pt" style:font-size-complex="12pt"/>
    </style:style>
    <style:style style:name="T15" style:family="text">
      <style:text-properties officeooo:rsid="00117600"/>
    </style:style>
    <style:style style:name="T16" style:family="text">
      <style:text-properties officeooo:rsid="0014fb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2">1)</text:span><text:span text:style-name="T15"> Utilizzare il comando lsblk per vedere quali device sono connessi al computer</text:span></text:p>
      <text:p text:style-name="P5"/>
      <text:p text:style-name="P5">Output d’esempio:</text:p>
      <text:p text:style-name="P5"/>
      <text:p text:style-name="P5"><text:span text:style-name="Source_20_Text"><text:span text:style-name="T2">NAME <text:s text:c="2"/>MAJ:MIN RM <text:s text:c="2"/>SIZE RO TYPE MOUNTPOINT</text:span></text:span></text:p>
      <text:p text:style-name="P5"><text:span text:style-name="Source_20_Text"><text:span text:style-name="T2">sda <text:s text:c="5"/>8:0 <text:s text:c="3"/>0 931,5G <text:s/>0 disk </text:span></text:span></text:p>
      <text:p text:style-name="P5"><text:span text:style-name="Source_20_Text"><text:span text:style-name="T2">├─sda1 <text:s text:c="2"/>8:1 <text:s text:c="3"/>0 <text:s text:c="2"/>450M <text:s/>0 part </text:span></text:span></text:p>
      <text:p text:style-name="P5"><text:span text:style-name="Source_20_Text"><text:span text:style-name="T2">├─sda2 <text:s text:c="2"/>8:2 <text:s text:c="3"/>0 <text:s text:c="2"/>100M <text:s/>0 part /boot/efi</text:span></text:span></text:p>
      <text:p text:style-name="P5"><text:span text:style-name="Source_20_Text"><text:span text:style-name="T2">├─sda3 <text:s text:c="2"/>8:3 <text:s text:c="3"/>0 <text:s text:c="3"/>16M <text:s/>0 part </text:span></text:span></text:p>
      <text:p text:style-name="P5"><text:span text:style-name="Source_20_Text"><text:span text:style-name="T2">├─sda4 <text:s text:c="2"/>8:4 <text:s text:c="3"/>0 599,4G <text:s/>0 part </text:span></text:span></text:p>
      <text:p text:style-name="P5"><text:span text:style-name="Source_20_Text"><text:span text:style-name="T2">├─sda5 <text:s text:c="2"/>8:5 <text:s text:c="3"/>0 <text:s text:c="2"/>798M <text:s/>0 part </text:span></text:span></text:p>
      <text:p text:style-name="P5"><text:span text:style-name="Source_20_Text"><text:span text:style-name="T2">├─sda6 <text:s text:c="2"/>8:6 <text:s text:c="3"/>0 <text:s text:c="2"/>793M <text:s/>0 part </text:span></text:span></text:p>
      <text:p text:style-name="P5"><text:span text:style-name="Source_20_Text"><text:span text:style-name="T2">├─sda7 <text:s text:c="2"/>8:7 <text:s text:c="3"/>0 <text:s/>28,6G <text:s/>0 part /</text:span></text:span></text:p>
      <text:p text:style-name="P5"><text:span text:style-name="Source_20_Text"><text:span text:style-name="T2">├─sda8 <text:s text:c="2"/>8:8 <text:s text:c="3"/>0 <text:s text:c="2"/>9,6G <text:s/>0 part [SWAP]</text:span></text:span></text:p>
      <text:p text:style-name="P4"><text:span text:style-name="Source_20_Text"><text:span text:style-name="T3">└─sda9 <text:s text:c="2"/>8:9 <text:s text:c="3"/>0 291,9G <text:s/>0 part /home</text:span></text:span></text:p>
      <text:p text:style-name="P4"/>
      <text:p text:style-name="P4"/>
      <text:p text:style-name="P4"><text:span text:style-name="T12">2)</text:span><text:span text:style-name="T15"> Inserire il lettore di memoria con la sd su cui montare l’OS</text:span></text:p>
      <text:p text:style-name="P4"/>
      <text:p text:style-name="P4"/>
      <text:p text:style-name="P4"><text:span text:style-name="T12">3)</text:span><text:span text:style-name="T15"> Riutilizzare il comando lsblk per vedere quali device sono connessi al computer e identificare la “partizione” su cui è montata la chiavetta</text:span></text:p>
      <text:p text:style-name="P5"/>
      <text:p text:style-name="P5">Output d’esempio:</text:p>
      <text:p text:style-name="P5"/>
      <text:p text:style-name="P5"><text:span text:style-name="Source_20_Text"><text:span text:style-name="T2">NAME <text:s text:c="2"/>MAJ:MIN RM <text:s text:c="2"/>SIZE RO TYPE MOUNTPOINT</text:span></text:span></text:p>
      <text:p text:style-name="P5"><text:span text:style-name="Source_20_Text"><text:span text:style-name="T2">sda <text:s text:c="5"/>8:0 <text:s text:c="3"/>0 931,5G <text:s/>0 disk </text:span></text:span></text:p>
      <text:p text:style-name="P5"><text:span text:style-name="Source_20_Text"><text:span text:style-name="T2">├─sda1 <text:s text:c="2"/>8:1 <text:s text:c="3"/>0 <text:s text:c="2"/>450M <text:s/>0 part </text:span></text:span></text:p>
      <text:p text:style-name="P5"><text:span text:style-name="Source_20_Text"><text:span text:style-name="T2">├─sda2 <text:s text:c="2"/>8:2 <text:s text:c="3"/>0 <text:s text:c="2"/>100M <text:s/>0 part /boot/efi</text:span></text:span></text:p>
      <text:p text:style-name="P5"><text:span text:style-name="Source_20_Text"><text:span text:style-name="T2">├─sda3 <text:s text:c="2"/>8:3 <text:s text:c="3"/>0 <text:s text:c="3"/>16M <text:s/>0 part </text:span></text:span></text:p>
      <text:p text:style-name="P5"><text:span text:style-name="Source_20_Text"><text:span text:style-name="T2">├─sda4 <text:s text:c="2"/>8:4 <text:s text:c="3"/>0 599,4G <text:s/>0 part </text:span></text:span></text:p>
      <text:p text:style-name="P5"><text:span text:style-name="Source_20_Text"><text:span text:style-name="T2">├─sda5 <text:s text:c="2"/>8:5 <text:s text:c="3"/>0 <text:s text:c="2"/>798M <text:s/>0 part </text:span></text:span></text:p>
      <text:p text:style-name="P5"><text:span text:style-name="Source_20_Text"><text:span text:style-name="T2">├─sda6 <text:s text:c="2"/>8:6 <text:s text:c="3"/>0 <text:s text:c="2"/>793M <text:s/>0 part </text:span></text:span></text:p>
      <text:p text:style-name="P5"><text:span text:style-name="Source_20_Text"><text:span text:style-name="T2">├─sda7 <text:s text:c="2"/>8:7 <text:s text:c="3"/>0 <text:s/>28,6G <text:s/>0 part /</text:span></text:span></text:p>
      <text:p text:style-name="P5"><text:span text:style-name="Source_20_Text"><text:span text:style-name="T2">├─sda8 <text:s text:c="2"/>8:8 <text:s text:c="3"/>0 <text:s text:c="2"/>9,6G <text:s/>0 part [SWAP]</text:span></text:span></text:p>
      <text:p text:style-name="P5"><text:span text:style-name="Source_20_Text"><text:span text:style-name="T2">└─sda9 <text:s text:c="2"/>8:9 <text:s text:c="3"/>0 291,9G <text:s/>0 part /home</text:span></text:span></text:p>
      <text:p text:style-name="P5"><text:span text:style-name="Source_20_Text"><text:span text:style-name="T2">sdb <text:s text:c="5"/>8:16 <text:s text:c="2"/>1 <text:s/>14,9G <text:s/>0 disk </text:span></text:span></text:p>
      <text:p text:style-name="P5"><text:span text:style-name="Source_20_Text"><text:span text:style-name="T2">├─sdb1 <text:s text:c="2"/>8:17 <text:s text:c="2"/>1 <text:s text:c="3"/>60M <text:s/>0 part /media/turi/boot</text:span></text:span></text:p>
      <text:p text:style-name="P4"><text:span text:style-name="Source_20_Text"><text:span text:style-name="T3">└─sdb2 <text:s text:c="2"/>8:18 <text:s text:c="2"/>1 <text:s text:c="2"/>2,7G <text:s/>0 part /media/turi/443559ba-b80f-4fb6-99d9-ddbcd6138fbd</text:span></text:span></text:p>
      <text:p text:style-name="P4"/>
      <text:p text:style-name="P4"/>
      <text:p text:style-name="P4"><text:span text:style-name="T12">4)</text:span><text:span text:style-name="T15"> Generalmente i dispositivi vengono montati su </text:span><text:span text:style-name="Source_20_Text"><text:span text:style-name="T4">/dev/mmcblk0</text:span></text:span><text:span text:style-name="T1"> o </text:span><text:span text:style-name="Source_20_Text"><text:span text:style-name="T4">/dev/sdX</text:span></text:span><text:span text:style-name="T1"> dove X è una lettera minuscola che indica il device. Nel nostro caso è montata su </text:span><text:span text:style-name="Source_20_Text"><text:span text:style-name="T4">/dev/sdb</text:span></text:span><text:span text:style-name="T1">. Bisogna effettuare l’unmount di tutte le partizioni della chiavetta. </text:span></text:p>
      <text:p text:style-name="P7"/>
      <text:p text:style-name="P7"><text:span text:style-name="Source_20_Text"><text:span text:style-name="T3">sudo umount /dev/sdX1</text:span></text:span></text:p>
      <text:p text:style-name="P8">(<text:span text:style-name="T13">sostituire sdX1 con il proprio device name)</text:span></text:p>
      <text:p text:style-name="P7"/>
      <text:p text:style-name="P8">La chiavetta in esempio ha due partizioni ed effettueremo:</text:p>
      <text:p text:style-name="P6"><text:span text:style-name="Source_20_Text"><text:span text:style-name="T5">sudo umount /dev/sdb1</text:span></text:span></text:p>
      <text:p text:style-name="P6"><text:span text:style-name="Source_20_Text"><text:span text:style-name="T5">sudo umount /dev/sdb2</text:span></text:span></text:p>
      <text:p text:style-name="P5"/>
      <text:p text:style-name="P5"/>
      <text:p text:style-name="P5"/>
      <text:p text:style-name="P6"><text:soft-page-break/><text:span text:style-name="T12">5.1)</text:span><text:span text:style-name="T15"> Copiare quindi l’immagine desiderata sul device (notare che si copia l’immagine direttamente su sdX e non su sdX1 o sdX2) </text:span></text:p>
      <text:p text:style-name="P6"/>
      <text:p text:style-name="P6"><text:span text:style-name="Source_20_Text"><text:span text:style-name="T5">sudo dd bs=4M if=/path/to/2016-02-26-raspbian-jessie-iss.img of=/dev/sdX conv=fsync status=progress</text:span></text:span></text:p>
      <text:p text:style-name="P2"><text:span text:style-name="Source_20_Text"><text:span text:style-name="T9"/></text:span></text:p>
      <text:p text:style-name="P2"><text:span text:style-name="Source_20_Text"><text:span text:style-name="T9"/></text:span></text:p>
      <text:p text:style-name="P2"><text:span text:style-name="Source_20_Text"><text:span text:style-name="T11">5.2)</text:span></text:span><text:span text:style-name="Source_20_Text"><text:span text:style-name="T10"> </text:span></text:span><text:span text:style-name="Source_20_Text"><text:span text:style-name="T9">Volendo si può effetture la copia anche estraendo l’immagine e reindirizzando l’output su dd</text:span></text:span></text:p>
      <text:p text:style-name="P2"><text:span text:style-name="Source_20_Text"><text:span text:style-name="T9"/></text:span></text:p>
      <text:p text:style-name="P2"><text:span text:style-name="Source_20_Text"><text:span text:style-name="T7">unzip -p 2018-04-18-raspbian-stretch.zip | sudo dd of=/dev/sdX bs=4M conv=fsync status=progress</text:span></text:span></text:p>
      <text:p text:style-name="P2"><text:span text:style-name="Source_20_Text"><text:span text:style-name="T9"/></text:span></text:p>
      <text:p text:style-name="P2"><text:span text:style-name="Source_20_Text"><text:span text:style-name="T9"/></text:span></text:p>
      <text:p text:style-name="P2"><text:span text:style-name="Source_20_Text"><text:span text:style-name="T11">6)</text:span></text:span><text:span text:style-name="Source_20_Text"><text:span text:style-name="T10"> </text:span></text:span><text:span text:style-name="Source_20_Text"><text:span text:style-name="T9">una volta che il processo è terminato spegnere il dispositivo </text:span></text:span><text:span text:style-name="Source_20_Text"><text:span text:style-name="T10">utilizzando il comando:</text:span></text:span></text:p>
      <text:p text:style-name="P2"><text:span text:style-name="Source_20_Text"><text:span text:style-name="T9"/></text:span></text:p>
      <text:p text:style-name="P9"><text:span text:style-name="Source_20_Text"><text:span text:style-name="T8">udisksctl power-off -b /dev/sdX</text:span></text:span></text:p>
      <text:p text:style-name="P6"/>
      <text:p text:style-name="P11"><text:span text:style-name="T16">Con l</text:span>a chiavetta <text:span text:style-name="T16">d’</text:span>esempio effettueremo:</text:p>
      <text:p text:style-name="P11"/>
      <text:p text:style-name="P12"><text:span text:style-name="Source_20_Text"><text:span text:style-name="T5">udisksctl power-off -b /dev/sd</text:span></text:span><text:span text:style-name="Source_20_Text"><text:span text:style-name="T6">b</text:span></text:span></text:p>
      <text:p text:style-name="P11"/>
      <text:p text:style-name="P3"><text:span text:style-name="Source_20_Text"><text:span text:style-name="T10">se il procedimento non va a buon fine fare una formattazione “hard” sovrascrivendo i dati esistenti con zero e ripetere il procedimento</text:span></text:span></text:p>
      <text:p text:style-name="P6"/>
      <text:p text:style-name="P5"/>
      <text:p text:style-name="P1"><text:span text:style-name="T14">Riferimento: </text:span><text:a xlink:type="simple" xlink:href="https://www.raspberrypi.org/documentation/installation/installing-images/linux.md" text:style-name="Internet_20_link" text:visited-style-name="Visited_20_Internet_20_Link">https://www.raspberrypi.org/documentation/installation/installing-images/linux.md</text:a><text:span text:style-name="T1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ack" svg:font-family="Hack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9:34:22.549433636</meta:creation-date>
    <dc:date>2018-10-12T11:01:52.969955139</dc:date>
    <meta:editing-duration>PT55M2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46" meta:word-count="380" meta:character-count="2508" meta:non-whitespace-character-count="1972"/>
  </office:meta>
</office:document-meta>
</file>